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1" svg:font-family="'Open Sans', Arial, Helvetica, 'Lucida Sans Unicode', sans-serif"/>
    <style:font-face style:name="F" svg:font-family="" style:font-family-generic="roman"/>
    <style:font-face style:name="Lohit Devanagari" svg:font-family="'Lohit Devanagar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 Sans" svg:font-family="'Open Sans'" style:font-family-generic="swiss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Open Sans" fo:font-size="12pt" fo:letter-spacing="normal" fo:font-style="normal" fo:font-weight="normal" officeooo:rsid="00212f2a" officeooo:paragraph-rsid="0024c7d7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Open Sans" fo:font-size="12pt" fo:letter-spacing="normal" fo:font-style="normal" fo:font-weight="bold" officeooo:rsid="00212f2a" officeooo:paragraph-rsid="0024c7d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Open Sans" fo:font-size="12pt" fo:font-weight="bold" officeooo:rsid="001ef773" officeooo:paragraph-rsid="001ef77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Open Sans" fo:font-size="12pt" officeooo:rsid="001ef773" officeooo:paragraph-rsid="001ef773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Open Sans" fo:font-size="12pt" officeooo:rsid="001f3f97" officeooo:paragraph-rsid="001f3f97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Open Sans" fo:font-size="12pt" officeooo:rsid="001f3f97" officeooo:paragraph-rsid="001f3f9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Open Sans" fo:font-size="12pt" officeooo:paragraph-rsid="001f45e6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Open Sans" fo:font-size="12pt" officeooo:rsid="00212f2a" officeooo:paragraph-rsid="0021f38e" style:font-size-asian="12pt" style:font-size-complex="12pt"/>
    </style:style>
    <style:style style:name="P9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Open Sans" officeooo:rsid="00212f2a" officeooo:paragraph-rsid="0024a754"/>
    </style:style>
    <style:style style:name="P10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use-window-font-color="true" style:font-name="Open Sans" fo:font-size="12pt" fo:language="en" fo:country="US" fo:font-weight="bold" officeooo:paragraph-rsid="0024a754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use-window-font-color="true" style:font-name="Open Sans" fo:font-size="12pt" fo:language="en" fo:country="US" officeooo:rsid="0024a754" officeooo:paragraph-rsid="0024a754" style:font-size-asian="12pt" style:font-size-complex="12pt"/>
    </style:style>
    <style:style style:name="P12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use-window-font-color="true" style:font-name="Open Sans" fo:font-size="12pt" fo:language="en" fo:country="US" officeooo:paragraph-rsid="0024a754" style:font-size-asian="12pt" style:font-size-complex="12pt"/>
    </style:style>
    <style:style style:name="P13" style:family="paragraph">
      <style:text-properties style:font-name="Open Sans" fo:font-size="12pt"/>
    </style:style>
    <style:style style:name="P14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f3f97"/>
    </style:style>
    <style:style style:name="T3" style:family="text">
      <style:text-properties style:text-position="super 58%" fo:font-size="12pt" fo:language="en" fo:country="US" officeooo:rsid="001f3f97" style:font-size-asian="12pt" style:font-size-complex="12pt"/>
    </style:style>
    <style:style style:name="T4" style:family="text">
      <style:text-properties style:text-position="super 58%" fo:language="en" fo:country="US" officeooo:rsid="001f3f97"/>
    </style:style>
    <style:style style:name="T5" style:family="text">
      <style:text-properties style:text-position="0% 100%"/>
    </style:style>
    <style:style style:name="T6" style:family="text">
      <style:text-properties style:text-position="0% 100%" fo:font-size="12pt" fo:language="en" fo:country="US" style:font-size-asian="12pt" style:font-size-complex="12pt"/>
    </style:style>
    <style:style style:name="T7" style:family="text">
      <style:text-properties style:text-position="0% 100%" fo:font-size="12pt" fo:language="en" fo:country="US" officeooo:rsid="001f3f97" style:font-size-asian="12pt" style:font-size-complex="12pt"/>
    </style:style>
    <style:style style:name="T8" style:family="text">
      <style:text-properties style:text-position="0% 100%" fo:font-size="12pt" fo:language="en" fo:country="US" officeooo:rsid="0021f38e" style:font-size-asian="12pt" style:font-size-complex="12pt"/>
    </style:style>
    <style:style style:name="T9" style:family="text">
      <style:text-properties style:text-position="0% 100%" fo:font-size="12pt" style:text-underline-style="none" officeooo:rsid="0021f38e" style:font-size-asian="12pt" style:font-size-complex="12pt"/>
    </style:style>
    <style:style style:name="T10" style:family="text">
      <style:text-properties style:text-position="0% 100%" officeooo:rsid="001f3f97"/>
    </style:style>
    <style:style style:name="T11" style:family="text">
      <style:text-properties style:text-position="0% 100%" fo:language="en" fo:country="US" officeooo:rsid="001f3f97"/>
    </style:style>
    <style:style style:name="T12" style:family="text">
      <style:text-properties style:text-position="0% 100%" fo:language="en" fo:country="US" officeooo:rsid="0021f38e"/>
    </style:style>
    <style:style style:name="T13" style:family="text">
      <style:text-properties fo:font-size="12pt" fo:language="en" fo:country="US" style:font-size-asian="12pt" style:font-size-complex="12pt"/>
    </style:style>
    <style:style style:name="T14" style:family="text">
      <style:text-properties fo:color="#000000" style:text-position="0% 100%" fo:font-size="12pt" fo:language="en" fo:country="US" officeooo:rsid="0021f38e" style:font-size-asian="12pt" style:font-size-complex="12pt"/>
    </style:style>
    <style:style style:name="T15" style:family="text">
      <style:text-properties fo:color="#000000" style:text-position="0% 100%" fo:font-size="12pt" style:text-underline-style="none" officeooo:rsid="0021f38e" style:font-size-asian="12pt" style:font-size-complex="12pt"/>
    </style:style>
    <style:style style:name="T16" style:family="text">
      <style:text-properties fo:color="#000000" style:text-position="0% 100%" fo:language="en" fo:country="US" officeooo:rsid="0021f38e"/>
    </style:style>
    <style:style style:name="T17" style:family="text">
      <style:text-properties fo:color="#000000" style:text-position="0% 100%" style:text-underline-style="none" officeooo:rsid="0021f38e"/>
    </style:style>
    <style:style style:name="T18" style:family="text">
      <style:text-properties officeooo:rsid="0024a754"/>
    </style:style>
    <style:style style:name="T19" style:family="text">
      <style:text-properties fo:language="en" fo:country="US"/>
    </style:style>
    <style:style style:name="T20" style:family="text">
      <style:text-properties style:use-window-font-color="true" style:text-position="0% 100%" fo:font-size="12pt" fo:language="en" fo:country="US" officeooo:rsid="0021f38e" style:font-size-asian="12pt" style:font-size-complex="12pt"/>
    </style:style>
    <style:style style:name="T21" style:family="text">
      <style:text-properties style:use-window-font-color="true" style:text-position="0% 100%" fo:font-size="12pt" style:text-underline-style="none" officeooo:rsid="0021f38e" style:font-size-asian="12pt" style:font-size-complex="12pt"/>
    </style:style>
    <style:style style:name="T22" style:family="text">
      <style:text-properties style:use-window-font-color="true" style:text-position="0% 100%" fo:language="en" fo:country="US" officeooo:rsid="0021f38e"/>
    </style:style>
    <style:style style:name="T23" style:family="text">
      <style:text-properties style:use-window-font-color="true" style:text-position="0% 100%" style:text-underline-style="none" officeooo:rsid="0021f38e"/>
    </style:style>
    <style:style style:name="T24" style:family="text">
      <style:text-properties officeooo:rsid="0024c7d7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4c7d7" style:font-weight-asian="bold" style:font-weight-complex="bold"/>
    </style:style>
    <style:style style:name="T27" style:family="text">
      <style:text-properties officeooo:rsid="00255b16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Devanagar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TLE</text:p>
      <text:p text:style-name="P4"/>
      <text:p text:style-name="P5">Philippe Massicotte<text:span text:style-name="T1">*</text:span>, Eero Asmala<text:span text:style-name="T1">*</text:span>, Colin Stedmon<text:span text:style-name="T1">#</text:span>, Stiig Markager<text:span text:style-name="T1">*</text:span></text:p>
      <text:p text:style-name="P6"><text:span text:style-name="T5"/></text:p>
      <text:p text:style-name="P7"><text:span text:style-name="T2">*</text:span><text:span text:style-name="T11">Aarhus university, </text:span><text:span text:style-name="T19">Department of Biosciences, </text:span><text:span text:style-name="T11">DK-4000 Roskilde, Denmark</text:span></text:p>
      <text:p text:style-name="P7"><text:span text:style-name="T11"/></text:p>
      <text:p text:style-name="P8"><text:span text:style-name="T4">#</text:span><text:span text:style-name="T12">National Institute for Aquatic Resources, Technical University of Denmark, Charlottenlund, Denmark</text:span></text:p>
      <text:p text:style-name="P8"><text:span text:style-name="T12"/></text:p>
      <text:p text:style-name="P10"><text:span text:style-name="T18">Corresponding author</text:span></text:p>
      <text:p text:style-name="P11">Philippe Massicotte</text:p>
      <text:p text:style-name="P12">Aarhus university</text:p>
      <text:p text:style-name="P12">Department of Biosciences</text:p>
      <text:p text:style-name="P12">DK-4000 Roskilde, Denmark</text:p>
      <text:p text:style-name="P12">Phone: +45 871 58 472 #59003 </text:p>
      <text:p text:style-name="P9"><text:span text:style-name="T20">E-mail: </text:span><text:span text:style-name="Internet_20_link"><text:span text:style-name="T21">pm@bios.au.dk</text:span></text:span></text:p>
      <text:p text:style-name="P8"><text:span text:style-name="T12"/></text:p>
      <text:p text:style-name="P2"><office:annotation office:name="__Annotation__389_91743128"><dc:creator>Philippe Massicotte</dc:creator><dc:date>2016-08-24T11:01:59.916223654</dc:date><loext:sender-initials>PM</loext:sender-initials><text:p text:style-name="P13"><text:span text:style-name="T28">not to exceed 40 characters and spaces</text:span></text:p></office:annotation><text:span text:style-name="T24">R</text:span>unning head<office:annotation-end office:name="__Annotation__389_91743128"/>:</text:p>
      <text:p text:style-name="P1"/>
      <text:p text:style-name="P1"><text:span text:style-name="T25"><office:annotation office:name="__Annotation__390_91743128"><dc:creator>Philippe Massicotte</dc:creator><dc:date>2016-08-24T11:02:21.092092754</dc:date><loext:sender-initials>PM</loext:sender-initials><text:p text:style-name="P14"><text:span text:style-name="T28">5-12</text:span></text:p></office:annotation></text:span><text:span text:style-name="T26">K</text:span><text:span text:style-name="T25">eywords</text:span><office:annotation-end office:name="__Annotation__390_91743128"/><text:span text:style-name="T25">:</text:span> <text:span text:style-name="T27">Dissolved organic matter, absorption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1" svg:font-family="'Open Sans', Arial, Helvetica, 'Lucida Sans Unicode', sans-serif"/>
    <style:font-face style:name="F" svg:font-family="" style:font-family-generic="roman"/>
    <style:font-face style:name="Lohit Devanagari" svg:font-family="'Lohit Devanagar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 Sans" svg:font-family="'Open Sans'" style:font-family-generic="swiss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Massicotte</meta:initial-creator>
    <meta:creation-date>2016-08-24T10:56:38.670422130</meta:creation-date>
    <dc:date>2016-08-24T11:03:10.741085138</dc:date>
    <dc:creator>Philippe Massicotte</dc:creator>
    <meta:editing-duration>PT6M28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55" meta:character-count="460" meta:non-whitespace-character-count="416"/>
  </office:meta>
</office:document-meta>
</file>